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tiesContextInterfaceTests.verifyDirtiesContext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rtiesContextInterfaceTests.verifyInitialCach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tiesContextInterfaceTests.verifyFinalCach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DirtiesContextWithCleanMethodsAndDefaultModeTestCase.verifyContextWas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InterfaceTests.runTestClassAndAssertStats( Class &lt; ? &gt; testClass , int expectedTes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